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15%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.508cm" fo:text-indent="0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cm" fo:margin-bottom="0.5cm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Python Pagrindai: W02</text:p>
          </draw:text-box>
        </draw:frame>
        <draw:frame presentation:style-name="pr2" draw:text-style-name="P1" draw:layer="layout" svg:width="21.59cm" svg:height="11.896cm" svg:x="3.048cm" svg:y="5.5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intamieji (Variables)</text:p>
                <text:p/>
              </text:list-item>
              <text:list-item>
                <text:p>Duomenų tipai</text:p>
                <text:p/>
              </text:list-item>
              <text:list-item>
                <text:p>Sąrašai (List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Python Pagrindai: Kintamieji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/>
                <text:p text:style-name="P3">Kintamasis – tai duomenų konteineris, kuriame programuotojas išsaugoja tam tikrą reikšmę (skaičių, tekstą, vartotojo vardą ir t.t), ir vėliau panauduoja išsaugotą informaciją programoje atsiradus poreikiui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ython Pagrindai: Kintamieji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1">Kintamųjų pavyzdžiai:</text:span></text:p>
                <text:p/>
                <text:p>user_name = “John Doe”</text:p>
                <text:p>user_age = 32</text:p>
                <text:p>user_height = 1.87</text:p>
                <text:p>is_admin = False</text:p>
                <text:p>is_active = Tru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ython Pagrindai: Kintamieji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5"><text:span text:style-name="T2">Kintamųjų pavadinimo taisyklės</text:span></text:p>
              </text:list-header>
              <text:list-item>
                <text:p><text:span text:style-name="T3">Kintamojo vardas turi prasidėti raide arba pabraukimo ženklu (“_”)</text:span></text:p>
              </text:list-item>
              <text:list-item>
                <text:p><text:span text:style-name="T3">Kintamojo vardas gali būti sudarytas iš raidžių, pabraukimo ženklų ir skaičių</text:span></text:p>
              </text:list-item>
              <text:list-item>
                <text:p><text:span text:style-name="T3">Kintamojo vardas negali sutapti su Python rezervuotais žodžiais (Python keyword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>
          <draw:text-box>
            <text:p text:style-name="P4">Python Pagrindai: Duomenų Tipai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header>
                <text:p>Python duomenų tipai skirstomi į dvi dideles grupes:</text:p>
                <text:p/>
              </text:list-header>
              <text:list-item>
                <text:p>Primityvai</text:p>
              </text:list-item>
              <text:list-item>
                <text:p>Kolekcij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ython Pagrindai: Duomenų Tipai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1">Primityvų grupei priklauso:</text:span></text:p>
              </text:list-header>
              <text:list-item>
                <text:p>Sveiki skaičiai (Integers)</text:p>
              </text:list-item>
              <text:list-item>
                <text:p>Skaičiai su kableliu (Floats)</text:p>
              </text:list-item>
              <text:list-item>
                <text:p>Simbolių eilutės (Strings)</text:p>
              </text:list-item>
              <text:list-item>
                <text:p>Loginės (Būlio) išraiškos (Boolea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ython Pagrindai: Duomenų Tipai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1">Kolekcijų grupei priklauso:</text:span></text:p>
              </text:list-header>
              <text:list-item>
                <text:p>Sąrašai (Lists)</text:p>
              </text:list-item>
              <text:list-item>
                <text:p text:style-name="P8">Įrašai (Tuples)</text:p>
              </text:list-item>
              <text:list-item>
                <text:p>Žodynai (Dictionaries)</text:p>
              </text:list-item>
              <text:list-item>
                <text:p>Aibės (Set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4cm" presentation:class="title" presentation:user-transformed="true">
          <draw:text-box>
            <text:p text:style-name="P4">Python Pagrindai: List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1">Sąrašo sukūrimas:</text:span><text:line-break/></text:p>
                <text:p><text:span text:style-name="T3">students = [“John”, “Jim”, “Tony”]</text:span></text:p>
                <text:p><text:span text:style-name="T3"/></text:p>
                <text:p><text:span text:style-name="T3">temperatures = [12.5, 8.0, 10.8, 10.5, 11.2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 text:style-name="P4">Python Pagrindai: Lists</text:p>
          </draw:text-box>
        </draw:frame>
        <draw:frame presentation:style-name="pr5" draw:text-style-name="P1" draw:layer="layout" svg:width="24.216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1">Sąrašo indeksavimas:</text:span></text:p>
              </text:list-header>
              <text:list-item>
                <text:p text:style-name="P8"><text:span text:style-name="T3">Indeksavimas prasideda nuo 0. </text:span></text:p>
              </text:list-item>
              <text:list-item>
                <text:p text:style-name="P8"><text:span text:style-name="T3">Parašykite paprastą programą ir įsitikinkite:</text:span></text:p>
                <text:p text:style-name="P8"><text:span text:style-name="T3"/></text:p>
                <text:p text:style-name="P8"><text:span text:style-name="T4">students = [“John”, “Jim”, “Tony”]</text:span></text:p>
                <text:p text:style-name="P8"><text:span text:style-name="T4">print(“Pirmas studentas:”, students[0])</text:span></text:p>
                <text:p text:style-name="P8"><text:span text:style-name="T4">print(“Antras studentas:”, students[1])</text:span></text:p>
                <text:p text:style-name="P8"><text:span text:style-name="T4">print(“Trečias studentas:”, students[2]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4cm" presentation:class="title" presentation:user-transformed="true">
          <draw:text-box>
            <text:p text:style-name="P4">Python Pagrindai: Lists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Naudingos sąrašo funkcijos:</text:span></text:p>
              </text:list-header>
              <text:list-item>
                <text:p><text:span text:style-name="T3">len(some_list): grąžina sąrašo ilgį</text:span></text:p>
              </text:list-item>
              <text:list-item>
                <text:p><text:span text:style-name="T3">max(some_list): grąžina sąrašo maksimumą</text:span></text:p>
              </text:list-item>
              <text:list-item>
                <text:p><text:span text:style-name="T3">min(some_list): grąžina sąrašo minimumą</text:span></text:p>
              </text:list-item>
              <text:list-item>
                <text:p><text:span text:style-name="T3">sum(some_list): grąžina sąrašo elementų sumą</text:span></text:p>
              </text:list-item>
              <text:list-item>
                <text:p><text:span text:style-name="T3">sorted(some_list): grąžina naują sąrašą su elementais surūšiuotais eilės tvarką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raktinė užduotis</text:p>
          </draw:text-box>
        </draw:frame>
        <draw:frame presentation:style-name="pr5" draw:text-style-name="P6" draw:layer="layout" svg:width="24.108cm" svg:height="12.37cm" svg:x="1.778cm" svg:y="5.08cm" presentation:class="outline" presentation:user-transformed="true">
          <draw:text-box>
            <text:list text:style-name="L2">
              <text:list-header>
                <text:p><text:span text:style-name="T3">1) Sukurkite sąrašą</text:span></text:p>
                <text:p><text:span text:style-name="T3">student_scores = [98.95, 75.87, 89.35, 89.20, 63.50]</text:span></text:p>
                <text:p><text:span text:style-name="T3">2) Išveskite maksimalų balų skaičių, panauduodajant </text:span><text:span text:style-name="T3">max() funkciją</text:span></text:p>
                <text:p text:style-name="P8"><text:span text:style-name="T5">3) </text:span><text:span text:style-name="T3">Išveskite mažiausią balų skaičių, panauduojant </text:span><text:span text:style-name="T3">min() funkciją</text:span></text:p>
                <text:p text:style-name="P8"><text:span text:style-name="T3">4) Apskaičiuokite balų vidurkį, panuduojant funkcijas </text:span><text:span text:style-name="T3">len() ir sum()</text:span></text:p>
                <text:p text:style-name="P8"><text:span text:style-name="T3">5) Išveskite į ekraną balų sąrašą, surūšiuotą eilės </text:span><text:span text:style-name="T3">tvarką (pradedant nuo mažiausio balo), </text:span><text:span text:style-name="T3">panauduojant sorted() funkciją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 text:style-name="P4">Python Pagrindai: Lists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Ciklo operatorius </text:span><text:span text:style-name="T6">for</text:span><text:span text:style-name="T2"> </text:span></text:p>
                <text:p><text:span text:style-name="T7">nauduojamas tam, kad pritaikyti kievienam sąrašo elementui tam tikrą operaciją arba veiksmą.</text:span></text:p>
                <text:p><text:span text:style-name="T2">Veismų pavyzdžiai: </text:span></text:p>
              </text:list-header>
              <text:list-item>
                <text:p><text:span text:style-name="T7">Sąrašo elementų spausdinimas</text:span></text:p>
              </text:list-item>
              <text:list-item>
                <text:p><text:span text:style-name="T7">Funkcijos reikšmės apskaičiavimas sąrašo elemento reikšmei</text:span></text:p>
              </text:list-item>
              <text:list-item>
                <text:p><text:span text:style-name="T7">Sąrašo elemento išsaugojimas duomenų bazėjė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ython Pagrindai: Lists</text:p>
          </draw:text-box>
        </draw:frame>
        <draw:frame presentation:style-name="pr5" draw:text-style-name="P9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8">Pavyzdys 1: Specialybės dalykų išvedimas</text:span></text:p>
                <text:p><text:span text:style-name="T9">subjects = [“Algebra”, “Computer Science”, “Physics”]</text:span></text:p>
                <text:p><text:span text:style-name="T9">for subj in subjects:</text:span></text:p>
                <text:p><text:span text:style-name="T9"><text:s text:c="4"/></text:span><text:span text:style-name="T9">print(subj)</text:span></text:p>
                <text:p text:style-name="P8"><text:span text:style-name="T8">Pavyzdys 2: Specialybės dalykų išvedimas</text:span></text:p>
                <text:p text:style-name="P8"><text:span text:style-name="T9">subjects = [“Algebra”, “Computer Science”, “Physics”]</text:span></text:p>
                <text:p text:style-name="P8"><text:span text:style-name="T9">for idx in len(subjects):</text:span></text:p>
                <text:p text:style-name="P8"><text:span text:style-name="T9"><text:s text:c="4"/></text:span><text:span text:style-name="T9">print(subjects[idx])</text:span></text:p>
                <text:p text:style-name="P8"><text:span text:style-name="T8">Pavyzdys 3: Specialybės dalykai su eilės numeriais:</text:span></text:p>
                <text:p text:style-name="P8"><text:span text:style-name="T9">subjects = [“Algebra”, “Computer Science”, “Physics”]</text:span></text:p>
                <text:p text:style-name="P8"><text:span text:style-name="T9">for subj_no, subj_name in enumerate(subjects, start=1):</text:span></text:p>
                <text:p text:style-name="P8"><text:span text:style-name="T9"><text:s text:c="4"/></text:span><text:span text:style-name="T9">print(f”{subj_no}. {subj_name”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4">Praktinė užduotis</text:p>
          </draw:text-box>
        </draw:frame>
        <draw:frame presentation:style-name="pr5" draw:text-style-name="P6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3">Parašykite Python programa, kurioje turite</text:span></text:p>
                <text:p><text:span text:style-name="T3">a) Sukurti grupiokų sąrašą</text:span></text:p>
                <text:p><text:span text:style-name="T3">b) ir atspausdinkite visus studentus eilės tvarka, nurodant eilės numerį kartu su grupioko vardu.</text:span></text:p>
                <text:p><text:span text:style-name="T2">Pavyzdys:</text:span><text:span text:style-name="T3"> </text:span></text:p>
                <text:p><text:span text:style-name="T3">1. Tomas</text:span></text:p>
                <text:p><text:span text:style-name="T3">2. Marius</text:span></text:p>
                <text:p><text:span text:style-name="T3">3. Lina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32:46.730382714</meta:creation-date>
    <meta:editing-duration>PT5H52M57S</meta:editing-duration>
    <meta:editing-cycles>38</meta:editing-cycles>
    <meta:generator>LibreOffice/6.4.7.2$Linux_X86_64 LibreOffice_project/40$Build-2</meta:generator>
    <dc:title>Focus</dc:title>
    <dc:date>2022-04-12T00:40:59.375084302</dc:date>
    <meta:document-statistic meta:object-count="114"/>
  </office:meta>
</office:document-meta>
</file>